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E6E6E6"/>
    </style:style>
    <style:style style:name="ce9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4" table:number-columns-repeated="16127" table:default-cell-style-name="ce1"/>
        <table:table-row table:style-name="ro1">
          <table:table-cell office:value-type="string" table:number-columns-spanned="2" table:number-rows-spanned="1" table:style-name="ce9">
            <text:p>Overcast 6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0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Scale Factor</text:p>
          </table:table-cell>
          <table:table-cell office:value-type="float" office:value="1753" table:style-name="ce3">
            <text:p>1753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0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5">
            <text:p>time</text:p>
          </table:table-cell>
          <table:table-cell office:value-type="time" office:time-value="PT10H7M0.000S" table:style-name="ce6">
            <text:p>10:07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date</text:p>
          </table:table-cell>
          <table:table-cell office:value-type="date" office:date-value="2013-04-08T00:00:00" table:style-name="ce7">
            <text:p>8. Apr. 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atitude</text:p>
          </table:table-cell>
          <table:table-cell office:value-type="string" table:style-name="ce1">
            <text:p>49 15' 18.996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1">
            <text:p>7 2' 27.532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Clockwis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mera Azimuth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Azimuth</text:p>
          </table:table-cell>
          <table:table-cell office:value-type="float" office:value="130.97" table:style-name="ce1">
            <text:p>130.9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un Elevation</text:p>
          </table:table-cell>
          <table:table-cell office:value-type="float" office:value="37.89" table:style-name="ce1">
            <text:p>37.89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Лист2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3" table:number-columns-repeated="257" table:default-cell-style-name="ce1"/>
        <table:table-column table:style-name="co4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7:30:23Z</dc:date>
    <meta:editing-cycles>30</meta:editing-cycles>
    <meta:editing-duration>PT0S</meta:editing-duration>
  </office:meta>
</office:document-meta>
</file>